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ackground-color="#cccccc" style:border-line-width="0.002cm 0.035cm 0.002cm" fo:padding="0.049cm" fo:border="0.039cm double #000000" style:shadow="none">
        <style:background-image/>
      </style:paragraph-properties>
      <style:text-properties style:font-name="Arial" fo:font-size="20pt" fo:font-weight="bold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******* %=TexteBandeau=% ******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</dc:creator>
    <dc:date>2011-05-26T16:15:08</dc:date>
    <meta:editing-cycles>3</meta:editing-cycles>
    <meta:editing-duration>PT2M3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" meta:character-count="34"/>
  </office:meta>
</office:document-meta>
</file>